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77cm" fo:min-width="1.83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306cm" fo:min-width="8.64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0.639cm" fo:min-width="8.64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13cm" fo:min-width="7.151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0.639cm" fo:min-width="7.15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13cm" fo:min-width="5.469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0.639cm" fo:min-width="5.469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282cm" fo:min-width="5.469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1c1c1c" draw:marker-start-width="0.321cm" draw:marker-end-width="0.321cm" draw:fill="none" draw:textarea-horizontal-align="justify" draw:textarea-vertical-align="bottom" draw:auto-grow-height="false" fo:min-height="9.529cm" fo:min-width="22.614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41cm"/>
      <style:paragraph-properties style:writing-mode="lr-tb"/>
    </style:style>
    <style:style style:name="gr1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57cm" fo:min-width="2.194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77cm" fo:min-width="2.114cm" fo:padding-top="0.165cm" fo:padding-bottom="0.165cm" fo:padding-left="0.29cm" fo:padding-right="0.29cm"/>
      <style:paragraph-properties style:writing-mode="lr-tb"/>
    </style:style>
    <style:style style:name="gr17" style:family="graphic" style:parent-style-name="objectwithoutfill">
      <style:graphic-properties svg:stroke-width="0.081cm" svg:stroke-color="#1c1c1c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3.634cm"/>
      <style:paragraph-properties style:writing-mode="lr-tb"/>
    </style:style>
    <style:style style:name="gr19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20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21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.712cm" fo:min-width="2.258cm"/>
      <style:paragraph-properties style:writing-mode="lr-tb"/>
    </style:style>
    <style:style style:name="gr2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322cm" fo:min-width="1.722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top" draw:auto-grow-height="false" fo:min-height="9.529cm" fo:min-width="13.978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74cm" fo:min-width="12.327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1c1c1c" draw:marker-start-width="0.321cm" draw:marker-end-width="0.321cm" draw:fill-color="#ff8000" draw:textarea-horizontal-align="justify" draw:textarea-vertical-align="middle" draw:auto-grow-height="false" fo:min-height="1.274cm" fo:min-width="12.327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top" draw:auto-grow-height="false" fo:min-height="8.114cm" fo:min-width="7.548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94cm" fo:min-width="6.621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336cm" fo:min-width="6.621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21cm" fo:min-width="4.267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798cm" fo:min-width="4.707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537cm" fo:min-width="3.819cm" fo:padding-top="0.165cm" fo:padding-bottom="0.165cm" fo:padding-left="0.29cm" fo:padding-right="0.29cm"/>
      <style:paragraph-properties style:writing-mode="lr-tb"/>
    </style:style>
    <style:style style:name="gr3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157cm" fo:min-width="5.082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831cm" fo:min-width="4.756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57cm" fo:min-width="2.566cm" fo:padding-top="0.165cm" fo:padding-bottom="0.165cm" fo:padding-left="0.29cm" fo:padding-right="0.29cm"/>
      <style:paragraph-properties style:writing-mode="lr-tb"/>
    </style:style>
    <style:style style:name="gr39" style:family="graphic" style:parent-style-name="objectwithoutfill">
      <style:graphic-properties draw:stroke="dash" draw:stroke-dash="Dashed_20__28_var_29_" svg:stroke-width="0.081cm" svg:stroke-color="#1c1c1c" draw:marker-start-width="0.321cm" draw:marker-end="Triangle_20_unfilled" draw:marker-end-width="0.421cm" draw:fill="solid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33cm" fo:min-width="3.014cm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87cm" fo:min-width="3.539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b66c"/>
      <style:paragraph-properties fo:text-align="center" style:writing-mode="lr-tb"/>
    </style:style>
    <style:style style:name="P5" style:family="paragraph">
      <style:paragraph-properties fo:text-align="end" style:writing-mode="lr-tb"/>
    </style:style>
    <style:style style:name="P6" style:family="paragraph">
      <loext:graphic-properties draw:fill="none"/>
      <style:paragraph-properties fo:text-align="end" style:writing-mode="lr-tb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b66c"/>
      <style:paragraph-properties fo:text-align="center"/>
    </style:style>
    <style:style style:name="P12" style:family="paragraph">
      <loext:graphic-properties draw:fill-color="#ff8000"/>
      <style:paragraph-properties fo:text-align="center" style:writing-mode="lr-tb"/>
    </style:style>
    <style:style style:name="P13" style:family="paragraph">
      <style:text-properties fo:font-weight="bold"/>
    </style:style>
    <style:style style:name="P14" style:family="paragraph">
      <loext:graphic-properties draw:fill="none" draw:fill-color="#ffffff"/>
      <style:text-properties fo:font-weight="normal" style:font-weight-asian="normal" style:font-weight-complex="normal"/>
    </style:style>
    <style:style style:name="P15" style:family="paragraph">
      <loext:graphic-properties draw:fill="solid"/>
      <style:paragraph-properties fo:text-align="center"/>
      <style:text-properties fo:font-weight="bold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loext:graphic-properties draw:fill-color="#ffffff"/>
      <style:paragraph-properties fo:text-align="center"/>
      <style:text-properties fo:font-weight="bold" style:font-weight-asian="normal" style:font-weight-complex="normal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style:paragraph-properties fo:text-align="center"/>
      <style:text-properties fo:font-weight="normal"/>
    </style:style>
    <style:style style:name="P21" style:family="paragraph">
      <loext:graphic-properties draw:fill-color="#ffffff"/>
      <style:paragraph-properties fo:text-align="center"/>
      <style:text-properties fo:font-weight="normal"/>
    </style:style>
    <style:style style:name="P22" style:family="paragraph">
      <loext:graphic-properties draw:fill="solid" draw:fill-color="#ffffff"/>
      <style:paragraph-properties fo:text-align="center"/>
      <style:text-properties fo:font-weight="normal"/>
    </style:style>
    <style:style style:name="P23" style:family="paragraph">
      <style:text-properties fo:font-weight="normal"/>
    </style:style>
    <style:style style:name="P24" style:family="paragraph">
      <loext:graphic-properties draw:fill="none" draw:fill-color="#ffffff"/>
      <style:text-properties fo:font-weight="normal"/>
    </style:style>
    <style:style style:name="P25" style:family="paragraph">
      <loext:graphic-properties draw:fill="solid"/>
      <style:paragraph-properties fo:text-align="center"/>
      <style:text-properties fo:font-weight="normal"/>
    </style:style>
    <style:style style:name="P26" style:family="paragraph">
      <loext:graphic-properties draw:fill="none" draw:fill-color="#ffffff"/>
      <style:paragraph-properties fo:text-align="center"/>
      <style:text-properties fo:font-weight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3.302cm" svg:height="2.159cm" svg:x="-0.095cm" svg:y="5.51cm">
          <text:p text:style-name="P1">Weather<text:line-break/>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9.144cm" svg:height="3.556cm" svg:x="12.525cm" svg:y="4.683cm">
          <draw:glue-point draw:id="4" svg:x="-2.361cm" svg:y="5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144cm" svg:height="0.889cm" svg:x="12.525cm" svg:y="3.783cm">
          <text:p text:style-name="P1">Road traffic info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302cm" svg:height="2.159cm" svg:x="4.906cm" svg:y="5.51cm">
          <text:p text:style-name="P1">Facilities<text:line-break/>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302cm" svg:height="2.159cm" svg:x="12.906cm" svg:y="5.51cm">
          <text:p text:style-name="P1">Weather<text:line-break/>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3.302cm" svg:height="2.159cm" svg:x="17.907cm" svg:y="5.51cm">
          <text:p text:style-name="P1">Facilities<text:line-break/>inf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7.651cm" svg:height="1.763cm" svg:x="6.525cm" svg:y="11.683cm">
          <draw:glue-point draw:id="4" svg:x="-0.975cm" svg:y="5.002cm"/>
          <text:p text:style-name="P1">Collates information</text:p>
          <draw:enhanced-geometry svg:viewBox="0 0 21600 21600" draw:type="rectangle" draw:enhanced-path="M 0 0 L 21600 0 21600 21600 0 21600 0 0 Z N"/>
        </draw:custom-shape>
        <draw:custom-shape draw:style-name="gr5" draw:text-style-name="P4" xml:id="id8" draw:id="id8" draw:layer="layout" svg:width="7.651cm" svg:height="0.889cm" svg:x="6.525cm" svg:y="10.783cm">
          <draw:glue-point draw:id="4" svg:x="-3.132cm" svg:y="-5.016cm"/>
          <draw:glue-point draw:id="5" svg:x="2.344cm" svg:y="-5.016cm"/>
          <text:p text:style-name="P1">Mobile Info Service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5.969cm" svg:height="1.763cm" svg:x="16.462cm" svg:y="11.683cm">
          <draw:glue-point draw:id="4" svg:x="-5.002cm" svg:y="5.002cm"/>
          <text:p text:style-name="P1">Finds available<text:line-break/>service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969cm" svg:height="0.889cm" svg:x="16.462cm" svg:y="10.783cm">
          <text:p text:style-name="P1">Service discovery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302cm" svg:height="2.159cm" svg:x="-0.048cm" svg:y="11.033cm">
          <text:p text:style-name="P1">Transl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5" draw:id="id15" draw:layer="layout" svg:width="5.969cm" svg:height="2.532cm" svg:x="-0.438cm" svg:y="16.883cm">
          <text:p text:style-name="P1">Receives<text:line-break/>information stream<text:line-break/>from services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5.969cm" svg:height="0.889cm" svg:x="-0.438cm" svg:y="15.983cm">
          <draw:glue-point draw:id="4" svg:x="-1.579cm" svg:y="-4.96cm"/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8" draw:text-style-name="P2" xml:id="id13" draw:id="id13" draw:layer="layout" svg:width="5.969cm" svg:height="2.532cm" svg:x="6.607cm" svg:y="16.883cm">
          <text:p text:style-name="P1">Sends position and<text:line-break/>information request<text:line-break/>to services</text:p>
          <draw:enhanced-geometry svg:viewBox="0 0 21600 21600" draw:type="rectangle" draw:enhanced-path="M 0 0 L 21600 0 21600 21600 0 21600 0 0 Z N"/>
        </draw:custom-shape>
        <draw:custom-shape draw:style-name="gr7" draw:text-style-name="P4" xml:id="id3" draw:id="id3" draw:layer="layout" svg:width="5.969cm" svg:height="0.889cm" svg:x="6.607cm" svg:y="15.983cm">
          <draw:glue-point draw:id="4" svg:x="5cm" svg:y="-4.96cm"/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8" draw:text-style-name="P2" xml:id="id12" draw:id="id12" draw:layer="layout" svg:width="5.969cm" svg:height="2.532cm" svg:x="14.562cm" svg:y="16.883cm">
          <text:p text:style-name="P1">Receives request<text:line-break/>from user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969cm" svg:height="0.889cm" svg:x="14.562cm" svg:y="15.983cm">
          <text:p text:style-name="P1">User Interfac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969cm" svg:height="2.532cm" svg:x="-0.438cm" svg:y="21.883cm">
          <text:p text:style-name="P1">Translates digital<text:line-break/>info stream to<text:line-break/>radio signal</text:p>
          <draw:enhanced-geometry svg:viewBox="0 0 21600 21600" draw:type="rectangle" draw:enhanced-path="M 0 0 L 21600 0 21600 21600 0 21600 0 0 Z N"/>
        </draw:custom-shape>
        <draw:custom-shape draw:style-name="gr7" draw:text-style-name="P4" xml:id="id16" draw:id="id16" draw:layer="layout" svg:width="5.969cm" svg:height="0.889cm" svg:x="-0.438cm" svg:y="20.983cm">
          <text:p text:style-name="P1">Radio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969cm" svg:height="2.532cm" svg:x="6.607cm" svg:y="21.883cm">
          <text:p text:style-name="P1">Discovers car<text:line-break/>position</text:p>
          <draw:enhanced-geometry svg:viewBox="0 0 21600 21600" draw:type="rectangle" draw:enhanced-path="M 0 0 L 21600 0 21600 21600 0 21600 0 0 Z N"/>
        </draw:custom-shape>
        <draw:custom-shape draw:style-name="gr7" draw:text-style-name="P4" xml:id="id14" draw:id="id14" draw:layer="layout" svg:width="5.969cm" svg:height="0.889cm" svg:x="6.607cm" svg:y="20.983cm">
          <text:p text:style-name="P1">locato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3.114cm" svg:height="9.779cm" svg:x="-1.572cm" svg:y="15.351cm">
          <text:p text:style-name="P5">In-car software system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.603cm" svg:y1="13.192cm" svg:x2="1.604cm" svg:y2="15.987cm" draw:start-shape="id1" draw:start-glue-point="8" draw:end-shape="id2" draw:end-glue-point="4" svg:d="M1603 13192l1 2795" svg:viewBox="0 0 2 2796">
          <text:p/>
        </draw:connector>
        <draw:connector draw:style-name="gr10" draw:text-style-name="P7" draw:layer="layout" draw:type="line" svg:x1="6.525cm" svg:y1="12.114cm" svg:x2="3.254cm" svg:y2="12.113cm" draw:end-shape="id1" draw:end-glue-point="10" svg:d="M6525 12114l-3271-1" svg:viewBox="0 0 3272 2">
          <text:p/>
        </draw:connector>
        <draw:connector draw:style-name="gr10" draw:text-style-name="P7" draw:layer="layout" draw:type="line" svg:x1="12.575cm" svg:y1="15.987cm" svg:x2="16.462cm" svg:y2="13.445cm" draw:start-shape="id3" draw:start-glue-point="4" draw:end-shape="id4" draw:end-glue-point="4" svg:d="M12575 15987l3887-2542" svg:viewBox="0 0 3888 2543">
          <text:p/>
        </draw:connector>
        <draw:connector draw:style-name="gr10" draw:text-style-name="P7" draw:layer="layout" draw:type="line" svg:x1="9.591cm" svg:y1="15.983cm" svg:x2="9.605cm" svg:y2="13.445cm" draw:start-shape="id3" draw:start-glue-point="0" draw:end-shape="id5" draw:end-glue-point="4" svg:d="M9591 15983l14-2538" svg:viewBox="0 0 15 2539">
          <text:p/>
        </draw:connector>
        <draw:connector draw:style-name="gr10" draw:text-style-name="P7" draw:layer="layout" draw:type="line" svg:x1="16.208cm" svg:y1="6.59cm" svg:x2="17.907cm" svg:y2="6.59cm" draw:start-shape="id6" draw:start-glue-point="10" draw:end-shape="id7" draw:end-glue-point="6" svg:d="M16208 6590h1699" svg:viewBox="0 0 1700 1">
          <text:p/>
        </draw:connector>
        <draw:connector draw:style-name="gr10" draw:text-style-name="P7" draw:layer="layout" draw:type="line" svg:x1="12.143cm" svg:y1="10.783cm" svg:x2="14.939cm" svg:y2="8.239cm" draw:start-shape="id8" draw:start-glue-point="5" draw:end-shape="id9" draw:end-glue-point="4" svg:d="M12143 10783l2796-2544" svg:viewBox="0 0 2797 2545">
          <text:p/>
        </draw:connector>
        <draw:connector draw:style-name="gr10" draw:text-style-name="P7" draw:layer="layout" draw:type="line" svg:x1="10.35cm" svg:y1="10.783cm" svg:x2="6.557cm" svg:y2="7.669cm" draw:start-shape="id8" draw:start-glue-point="0" draw:end-shape="id10" draw:end-glue-point="8" svg:d="M10350 10783l-3793-3114" svg:viewBox="0 0 3794 3115">
          <text:p/>
        </draw:connector>
        <draw:connector draw:style-name="gr10" draw:text-style-name="P7" draw:layer="layout" draw:type="line" svg:x1="7.954cm" svg:y1="10.783cm" svg:x2="2.724cm" svg:y2="7.353cm" draw:start-shape="id8" draw:start-glue-point="4" draw:end-shape="id11" draw:end-glue-point="9" svg:d="M7954 10783l-5230-3430" svg:viewBox="0 0 5231 3431">
          <text:p/>
        </draw:connector>
        <draw:connector draw:style-name="gr10" draw:text-style-name="P7" draw:layer="layout" draw:type="line" svg:x1="14.562cm" svg:y1="18.149cm" svg:x2="12.576cm" svg:y2="18.149cm" draw:start-shape="id12" draw:start-glue-point="3" draw:end-shape="id13" draw:end-glue-point="1" svg:d="M14562 18149h-1986" svg:viewBox="0 0 1987 1">
          <text:p/>
        </draw:connector>
        <draw:connector draw:style-name="gr10" draw:text-style-name="P7" draw:layer="layout" draw:type="line" svg:x1="14.176cm" svg:y1="12.564cm" svg:x2="16.462cm" svg:y2="12.564cm" draw:start-shape="id5" draw:start-glue-point="1" draw:end-shape="id4" svg:d="M14176 12564h2286" svg:viewBox="0 0 2287 1">
          <text:p/>
        </draw:connector>
        <draw:connector draw:style-name="gr10" draw:text-style-name="P7" draw:layer="layout" draw:type="line" svg:x1="9.591cm" svg:y1="20.983cm" svg:x2="9.591cm" svg:y2="19.415cm" draw:start-shape="id14" draw:start-glue-point="0" draw:end-shape="id13" draw:end-glue-point="2" svg:d="M9591 20983v-1568" svg:viewBox="0 0 1 1569">
          <text:p/>
        </draw:connector>
        <draw:connector draw:style-name="gr10" draw:text-style-name="P7" draw:layer="layout" draw:type="line" svg:x1="2.546cm" svg:y1="19.415cm" svg:x2="2.546cm" svg:y2="20.983cm" draw:start-shape="id15" draw:start-glue-point="2" draw:end-shape="id16" draw:end-glue-point="0" svg:d="M2546 19415v1568" svg:viewBox="0 0 1 1569">
          <text:p/>
        </draw:connector>
        <draw:frame draw:style-name="gr11" draw:text-style-name="P8" draw:layer="layout" svg:width="2.085cm" svg:height="1.673cm" svg:x="8.334cm" svg:y="7.647cm">
          <draw:text-box>
            <text:p>gps<text:line-break/>coord</text:p>
          </draw:text-box>
        </draw:frame>
        <draw:frame draw:style-name="gr11" draw:text-style-name="P8" draw:layer="layout" svg:width="2.085cm" svg:height="1.673cm" svg:x="2.335cm" svg:y="7.748cm">
          <draw:text-box>
            <text:p>gps<text:line-break/>coord</text:p>
          </draw:text-box>
        </draw:frame>
        <draw:frame draw:style-name="gr11" draw:text-style-name="P8" draw:layer="layout" svg:width="2.085cm" svg:height="1.673cm" svg:x="14.336cm" svg:y="8.549cm">
          <draw:text-box>
            <text:p>gps<text:line-break/>coord</text:p>
          </draw:text-box>
        </draw:frame>
        <draw:frame draw:style-name="gr12" draw:text-style-name="P8" draw:layer="layout" svg:width="3.284cm" svg:height="1.673cm" svg:x="9.937cm" svg:y="13.55cm">
          <draw:text-box>
            <text:p>command<text:line-break/>gps coord</text:p>
          </draw:text-box>
        </draw:frame>
        <draw:frame draw:style-name="gr13" draw:text-style-name="P8" draw:layer="layout" svg:width="3.313cm" svg:height="1.673cm" svg:x="3cm" svg:y="13.192cm">
          <draw:text-box>
            <text:p>Language<text:line-break/>info</text:p>
          </draw:text-box>
        </draw:frame>
        <draw:frame draw:style-name="gr14" draw:text-style-name="P8" draw:layer="layout" svg:width="2.441cm" svg:height="1.673cm" svg:x="-1.048cm" svg:y="13.335cm">
          <draw:text-box>
            <text:p>Info<text:line-break/>stream</text:p>
          </draw:text-box>
        </draw:frame>
      </draw:page>
      <draw:page draw:name="page2" draw:style-name="dp1" draw:master-page-name="Default">
        <draw:custom-shape draw:style-name="gr15" draw:text-style-name="P2" xml:id="id18" draw:id="id18" draw:layer="layout" svg:width="3.81cm" svg:height="2.413cm" svg:x="8.366cm" svg:y="0.937cm">
          <text:p text:style-name="P1">Service<text:line-break/>regis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7" draw:id="id17" draw:layer="layout" svg:width="3.81cm" svg:height="2.413cm" svg:x="3.367cm" svg:y="6.937cm">
          <text:p text:style-name="P1">Service<text:line-break/>regis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9" draw:id="id19" draw:layer="layout" svg:width="3.81cm" svg:height="2.413cm" svg:x="13.368cm" svg:y="6.937cm">
          <text:p text:style-name="P1">Service<text:line-break/>regis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9" draw:layer="layout" draw:type="line" svg:x1="5.272cm" svg:y1="6.937cm" svg:x2="8.924cm" svg:y2="2.997cm" draw:start-shape="id17" draw:start-glue-point="4" draw:end-shape="id18" draw:end-glue-point="7" svg:d="M5272 6937l3652-3940" svg:viewBox="0 0 3653 3941">
          <text:p/>
        </draw:connector>
        <draw:connector draw:style-name="gr17" draw:text-style-name="P9" draw:layer="layout" draw:type="line" svg:x1="7.177cm" svg:y1="8.144cm" svg:x2="13.368cm" svg:y2="8.144cm" draw:start-shape="id17" draw:start-glue-point="10" draw:end-shape="id19" draw:end-glue-point="6" svg:d="M7177 8144h6191" svg:viewBox="0 0 6192 1">
          <text:p/>
        </draw:connector>
        <draw:connector draw:style-name="gr17" draw:text-style-name="P9" draw:layer="layout" draw:type="line" svg:x1="15.273cm" svg:y1="6.937cm" svg:x2="11.618cm" svg:y2="2.997cm" draw:start-shape="id19" draw:start-glue-point="4" draw:end-shape="id18" draw:end-glue-point="9" svg:d="M15273 6937l-3655-3940" svg:viewBox="0 0 3656 3941">
          <text:p/>
        </draw:connector>
        <draw:frame draw:style-name="gr18" draw:text-style-name="P8" draw:layer="layout" svg:width="4.134cm" svg:height="0.962cm" svg:x="8.112cm" svg:y="8.557cm">
          <draw:text-box>
            <text:p>Bind (SOAP)</text:p>
          </draw:text-box>
        </draw:frame>
        <draw:frame draw:style-name="gr19" draw:text-style-name="P8" draw:layer="layout" svg:width="2.576cm" svg:height="0.962cm" svg:x="13.412cm" svg:y="4.057cm">
          <draw:text-box>
            <text:p>Publish</text:p>
          </draw:text-box>
        </draw:frame>
        <draw:frame draw:style-name="gr20" draw:text-style-name="P8" draw:layer="layout" svg:width="1.734cm" svg:height="0.962cm" svg:x="4.912cm" svg:y="4.057cm">
          <draw:text-box>
            <text:p>Find</text:p>
          </draw:text-box>
        </draw:frame>
        <draw:frame draw:style-name="gr21" draw:text-style-name="P8" draw:layer="layout" svg:width="2.758cm" svg:height="0.962cm" svg:x="17.212cm" svg:y="9.157cm">
          <draw:text-box>
            <text:p>(WSDL)</text:p>
          </draw:text-box>
        </draw:frame>
        <draw:custom-shape draw:style-name="gr22" draw:text-style-name="P2" draw:layer="layout" svg:width="3.254cm" svg:height="0.92cm" svg:x="16.669cm" svg:y="7.83cm"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14.478cm" svg:height="9.779cm" svg:x="3.413cm" svg:y="13.319cm">
          <text:p text:style-name="P10">XML technologies (XML, XSD, XSLT, ...)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2.827cm" svg:height="1.524cm" svg:x="4.239cm" svg:y="14.589cm">
          <text:p text:style-name="P1">Support (WS-Security, WS-Addressing, ...)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2.827cm" svg:height="1.524cm" svg:x="4.239cm" svg:y="16.589cm">
          <text:p text:style-name="P1">Process (WS-BPEL)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2.827cm" svg:height="1.524cm" svg:x="4.239cm" svg:y="18.589cm">
          <text:p text:style-name="P1">Service definitions (UDDI, WSDL)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2.827cm" svg:height="1.524cm" svg:x="4.239cm" svg:y="20.589cm">
          <text:p text:style-name="P1">Messaging (SOAP)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12.827cm" svg:height="1.524cm" svg:x="4.239cm" svg:y="23.589cm">
          <text:p text:style-name="P1">Transport (HTTP, HTTPS, SMTP, ...)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6" draw:text-style-name="P11" draw:layer="layout" svg:width="8.128cm" svg:height="8.444cm" svg:x="3.413cm" svg:y="1.319cm">
          <text:p text:style-name="P10">WSDL service definition</text:p>
          <draw:enhanced-geometry svg:viewBox="0 0 21600 21600" draw:type="rectangle" draw:enhanced-path="M 0 0 L 21600 0 21600 21600 0 21600 0 0 Z N"/>
        </draw:custom-shape>
        <draw:custom-shape draw:style-name="gr27" draw:text-style-name="P2" xml:id="id20" draw:id="id20" draw:layer="layout" svg:width="7.201cm" svg:height="1.524cm" svg:x="3.877cm" svg:y="2.589cm">
          <text:p text:style-name="P1">Intro</text:p>
          <draw:enhanced-geometry svg:viewBox="0 0 21600 21600" draw:type="rectangle" draw:enhanced-path="M 0 0 L 21600 0 21600 21600 0 21600 0 0 Z N"/>
        </draw:custom-shape>
        <draw:custom-shape draw:style-name="gr27" draw:text-style-name="P2" xml:id="id22" draw:id="id22" draw:layer="layout" svg:width="7.201cm" svg:height="1.524cm" svg:x="3.877cm" svg:y="4.628cm">
          <text:p text:style-name="P1">Abstract interface</text:p>
          <draw:enhanced-geometry svg:viewBox="0 0 21600 21600" draw:type="rectangle" draw:enhanced-path="M 0 0 L 21600 0 21600 21600 0 21600 0 0 Z N"/>
        </draw:custom-shape>
        <draw:custom-shape draw:style-name="gr28" draw:text-style-name="P2" xml:id="id24" draw:id="id24" draw:layer="layout" svg:width="7.201cm" svg:height="2.666cm" svg:x="3.877cm" svg:y="6.589cm">
          <text:p text:style-name="P1">Concrete<text:line-break/>implementation</text:p>
          <draw:enhanced-geometry svg:viewBox="0 0 21600 21600" draw:type="rectangle" draw:enhanced-path="M 0 0 L 21600 0 21600 21600 0 21600 0 0 Z N"/>
        </draw:custom-shape>
        <draw:frame draw:style-name="gr29" draw:text-style-name="P14" xml:id="id21" draw:id="id21" draw:layer="layout" svg:width="8.825cm" svg:height="0.962cm" svg:x="13.681cm" svg:y="2.87cm">
          <draw:text-box>
            <text:p text:style-name="P13"><text:span text:style-name="T1">XML namespace declarations</text:span></text:p>
          </draw:text-box>
        </draw:frame>
        <draw:frame draw:style-name="gr29" draw:text-style-name="P14" xml:id="id23" draw:id="id23" draw:layer="layout" svg:width="6.662cm" svg:height="2.384cm" svg:x="13.682cm" svg:y="4.198cm">
          <draw:text-box>
            <text:p text:style-name="P13"><text:span text:style-name="T1">Type declarations</text:span><text:span text:style-name="T1"><text:line-break/></text:span><text:span text:style-name="T1">Interface declarations</text:span><text:span text:style-name="T1"><text:line-break/></text:span><text:span text:style-name="T1">Message declarations</text:span></text:p>
          </draw:text-box>
        </draw:frame>
        <draw:frame draw:style-name="gr29" draw:text-style-name="P14" xml:id="id25" draw:id="id25" draw:layer="layout" svg:width="6.59cm" svg:height="1.673cm" svg:x="13.682cm" svg:y="7.086cm">
          <draw:text-box>
            <text:p text:style-name="P13"><text:span text:style-name="T1">Binding declarations</text:span><text:span text:style-name="T1"><text:line-break/></text:span><text:span text:style-name="T1">Endpoint declarations</text:span></text:p>
          </draw:text-box>
        </draw:frame>
        <draw:connector draw:style-name="gr30" draw:text-style-name="P15" draw:layer="layout" draw:type="line" svg:x1="11.078cm" svg:y1="3.351cm" svg:x2="13.681cm" svg:y2="3.351cm" draw:start-shape="id20" draw:start-glue-point="1" draw:end-shape="id21" svg:d="M11078 3351h2603" svg:viewBox="0 0 2604 1">
          <text:p/>
        </draw:connector>
        <draw:connector draw:style-name="gr30" draw:text-style-name="P15" draw:layer="layout" draw:type="line" svg:x1="11.078cm" svg:y1="5.39cm" svg:x2="13.682cm" svg:y2="5.39cm" draw:start-shape="id22" draw:start-glue-point="1" draw:end-shape="id23" draw:end-glue-point="3" svg:d="M11078 5390h2604" svg:viewBox="0 0 2605 1">
          <text:p/>
        </draw:connector>
        <draw:connector draw:style-name="gr30" draw:text-style-name="P15" draw:layer="layout" draw:type="line" svg:x1="11.078cm" svg:y1="7.922cm" svg:x2="13.682cm" svg:y2="7.922cm" draw:start-shape="id24" draw:start-glue-point="1" draw:end-shape="id25" draw:end-glue-point="3" svg:d="M11078 7922h2604" svg:viewBox="0 0 2605 1">
          <text:p/>
        </draw:connector>
        <draw:custom-shape draw:style-name="gr31" draw:text-style-name="P17" xml:id="id27" draw:id="id27" draw:layer="layout" svg:width="4.847cm" svg:height="2.54cm" svg:x="2.266cm" svg:y="14.683cm">
          <text:p text:style-name="P16"><text:span text:style-name="T1">Resource R</text:span></text:p>
          <draw:enhanced-geometry svg:viewBox="0 0 21600 21600" draw:type="rectangle" draw:enhanced-path="M 0 0 L 21600 0 21600 21600 0 21600 0 0 Z N"/>
        </draw:custom-shape>
        <draw:frame draw:style-name="gr32" draw:text-style-name="P14" xml:id="id28" draw:id="id28" draw:layer="layout" svg:width="3.029cm" svg:height="0.962cm" svg:x="3.175cm" svg:y="11.922cm">
          <draw:text-box>
            <text:p text:style-name="P18">CREATE</text:p>
          </draw:text-box>
        </draw:frame>
        <draw:frame draw:style-name="gr32" draw:text-style-name="P14" xml:id="id29" draw:id="id29" draw:layer="layout" svg:width="2.263cm" svg:height="0.962cm" svg:x="8.676cm" svg:y="15.472cm">
          <draw:text-box>
            <text:p text:style-name="P18">READ</text:p>
          </draw:text-box>
        </draw:frame>
        <draw:frame draw:style-name="gr32" draw:text-style-name="P14" xml:id="id30" draw:id="id30" draw:layer="layout" svg:width="2.97cm" svg:height="0.962cm" svg:x="-2.323cm" svg:y="15.472cm">
          <draw:text-box>
            <text:p text:style-name="P18">DELETE</text:p>
          </draw:text-box>
        </draw:frame>
        <draw:frame draw:style-name="gr32" draw:text-style-name="P14" xml:id="id26" draw:id="id26" draw:layer="layout" svg:width="3.029cm" svg:height="0.962cm" svg:x="3.175cm" svg:y="19.022cm">
          <draw:text-box>
            <text:p text:style-name="P18">UPDATE</text:p>
          </draw:text-box>
        </draw:frame>
        <draw:connector draw:style-name="gr30" draw:text-style-name="P15" draw:layer="layout" draw:type="line" svg:x1="4.689cm" svg:y1="19.022cm" svg:x2="4.689cm" svg:y2="17.223cm" draw:start-shape="id26" draw:start-glue-point="0" draw:end-shape="id27" draw:end-glue-point="2" svg:d="M4689 19022v-1799" svg:viewBox="0 0 1 1800">
          <text:p/>
        </draw:connector>
        <draw:connector draw:style-name="gr30" draw:text-style-name="P15" draw:layer="layout" draw:type="line" svg:x1="4.689cm" svg:y1="12.884cm" svg:x2="4.689cm" svg:y2="14.683cm" draw:start-shape="id28" draw:start-glue-point="2" draw:end-shape="id27" draw:end-glue-point="0" svg:d="M4689 12884v1799" svg:viewBox="0 0 1 1800">
          <text:p/>
        </draw:connector>
        <draw:connector draw:style-name="gr30" draw:text-style-name="P15" draw:layer="layout" draw:type="line" svg:x1="8.676cm" svg:y1="15.953cm" svg:x2="7.113cm" svg:y2="15.953cm" draw:start-shape="id29" draw:start-glue-point="3" draw:end-shape="id27" svg:d="M8676 15953h-1563" svg:viewBox="0 0 1564 1">
          <text:p/>
        </draw:connector>
        <draw:connector draw:style-name="gr30" draw:text-style-name="P15" draw:layer="layout" draw:type="line" svg:x1="0.647cm" svg:y1="15.953cm" svg:x2="2.266cm" svg:y2="15.953cm" draw:start-shape="id30" draw:start-glue-point="1" draw:end-shape="id27" draw:end-glue-point="3" svg:d="M647 15953h1619" svg:viewBox="0 0 1620 1">
          <text:p/>
        </draw:connector>
        <draw:custom-shape draw:style-name="gr31" draw:text-style-name="P17" xml:id="id32" draw:id="id32" draw:layer="layout" svg:width="4.847cm" svg:height="2.54cm" svg:x="16.438cm" svg:y="14.683cm">
          <text:p text:style-name="P16"><text:span text:style-name="T1">Web-accessible</text:span></text:p>
          <text:p text:style-name="P16"><text:span text:style-name="T1">resource R</text:span></text:p>
          <draw:enhanced-geometry svg:viewBox="0 0 21600 21600" draw:type="rectangle" draw:enhanced-path="M 0 0 L 21600 0 21600 21600 0 21600 0 0 Z N"/>
        </draw:custom-shape>
        <draw:frame draw:style-name="gr32" draw:text-style-name="P14" xml:id="id33" draw:id="id33" draw:layer="layout" svg:width="2.233cm" svg:height="0.962cm" svg:x="17.745cm" svg:y="11.922cm">
          <draw:text-box>
            <text:p text:style-name="P18">POST</text:p>
          </draw:text-box>
        </draw:frame>
        <draw:frame draw:style-name="gr32" draw:text-style-name="P14" xml:id="id34" draw:id="id34" draw:layer="layout" svg:width="1.81cm" svg:height="0.962cm" svg:x="22.976cm" svg:y="15.472cm">
          <draw:text-box>
            <text:p text:style-name="P18">GET</text:p>
          </draw:text-box>
        </draw:frame>
        <draw:frame draw:style-name="gr32" draw:text-style-name="P14" xml:id="id35" draw:id="id35" draw:layer="layout" svg:width="2.97cm" svg:height="0.962cm" svg:x="11.677cm" svg:y="15.472cm">
          <draw:text-box>
            <text:p text:style-name="P18">DELETE</text:p>
          </draw:text-box>
        </draw:frame>
        <draw:frame draw:style-name="gr32" draw:text-style-name="P14" xml:id="id31" draw:id="id31" draw:layer="layout" svg:width="1.772cm" svg:height="0.962cm" svg:x="17.975cm" svg:y="19.022cm">
          <draw:text-box>
            <text:p text:style-name="P18">PUT</text:p>
          </draw:text-box>
        </draw:frame>
        <draw:connector draw:style-name="gr30" draw:text-style-name="P15" draw:layer="layout" draw:type="line" svg:x1="18.861cm" svg:y1="19.022cm" svg:x2="18.861cm" svg:y2="17.223cm" draw:start-shape="id31" draw:start-glue-point="0" draw:end-shape="id32" draw:end-glue-point="2" svg:d="M18861 19022v-1799" svg:viewBox="0 0 1 1800">
          <text:p/>
        </draw:connector>
        <draw:connector draw:style-name="gr30" draw:text-style-name="P15" draw:layer="layout" draw:type="line" svg:x1="18.861cm" svg:y1="12.884cm" svg:x2="18.861cm" svg:y2="14.683cm" draw:start-shape="id33" draw:start-glue-point="2" draw:end-shape="id32" draw:end-glue-point="0" svg:d="M18861 12884v1799" svg:viewBox="0 0 1 1800">
          <text:p/>
        </draw:connector>
        <draw:connector draw:style-name="gr30" draw:text-style-name="P15" draw:layer="layout" draw:type="line" svg:x1="22.976cm" svg:y1="15.953cm" svg:x2="21.285cm" svg:y2="15.953cm" draw:start-shape="id34" draw:start-glue-point="3" draw:end-shape="id32" svg:d="M22976 15953h-1691" svg:viewBox="0 0 1692 1">
          <text:p/>
        </draw:connector>
        <draw:connector draw:style-name="gr30" draw:text-style-name="P15" draw:layer="layout" draw:type="line" svg:x1="14.647cm" svg:y1="15.953cm" svg:x2="16.438cm" svg:y2="15.953cm" draw:start-shape="id35" draw:start-glue-point="1" draw:end-shape="id32" draw:end-glue-point="3" svg:d="M14647 15953h1791" svg:viewBox="0 0 1792 1">
          <text:p/>
        </draw:connector>
        <draw:frame draw:style-name="gr29" draw:text-style-name="P19" draw:layer="layout" svg:width="8.118cm" svg:height="0.962cm" svg:x="0.643cm" svg:y="20.866cm">
          <draw:text-box>
            <text:p text:style-name="P13">General resource actions</text:p>
          </draw:text-box>
        </draw:frame>
        <draw:frame draw:style-name="gr29" draw:text-style-name="P19" draw:layer="layout" svg:width="5.036cm" svg:height="0.962cm" svg:x="16.343cm" svg:y="20.866cm">
          <draw:text-box>
            <text:p text:style-name="P13">Web resources</text:p>
          </draw:text-box>
        </draw:frame>
        <draw:frame draw:style-name="gr29" draw:text-style-name="P14" draw:layer="layout" svg:width="1.768cm" svg:height="0.962cm" svg:x="20.304cm" svg:y="13.7cm">
          <draw:text-box>
            <text:p text:style-name="P13"><text:span text:style-name="T1">URL</text:span></text:p>
          </draw:text-box>
        </draw:frame>
      </draw:page>
      <draw:page draw:name="page4" draw:style-name="dp1" draw:master-page-name="Default">
        <draw:custom-shape draw:style-name="gr33" draw:text-style-name="P21" xml:id="id36" draw:id="id36" draw:layer="layout" svg:width="5.207cm" svg:height="3.048cm" svg:x="1.889cm" svg:y="3.985cm">
          <text:p text:style-name="P20">Resource<text:line-break/>R</text:p>
          <draw:enhanced-geometry svg:viewBox="0 0 21600 21600" draw:type="rectangle" draw:enhanced-path="M 0 0 L 21600 0 21600 21600 0 21600 0 0 Z N"/>
        </draw:custom-shape>
        <draw:custom-shape draw:style-name="gr34" draw:text-style-name="P21" xml:id="id37" draw:id="id37" draw:layer="layout" svg:width="4.319cm" svg:height="2.787cm" svg:x="9.889cm" svg:y="2.085cm">
          <text:p text:style-name="P20">Restful API</text:p>
          <draw:enhanced-geometry svg:viewBox="0 0 21600 21600" draw:type="rectangle" draw:enhanced-path="M 0 0 L 21600 0 21600 21600 0 21600 0 0 Z N"/>
        </draw:custom-shape>
        <draw:connector draw:style-name="gr10" draw:text-style-name="P22" draw:layer="layout" draw:type="line" svg:x1="7.096cm" svg:y1="5.509cm" svg:x2="9.889cm" svg:y2="3.478cm" draw:start-shape="id36" draw:start-glue-point="1" draw:end-shape="id37" draw:end-glue-point="3" svg:d="M7096 5509l2793-2031" svg:viewBox="0 0 2794 2032">
          <text:p/>
        </draw:connector>
        <draw:connector draw:style-name="gr10" draw:text-style-name="P22" draw:layer="layout" draw:type="line" svg:x1="7.096cm" svg:y1="5.509cm" svg:x2="9.889cm" svg:y2="7.478cm" draw:start-shape="id36" draw:start-glue-point="1" draw:end-shape="id38" draw:end-glue-point="3" svg:d="M7096 5509l2793 1969" svg:viewBox="0 0 2794 1970">
          <text:p/>
        </draw:connector>
        <draw:frame draw:style-name="gr29" draw:text-style-name="P24" xml:id="id40" draw:id="id40" draw:layer="layout" svg:width="3.707cm" svg:height="1.673cm" svg:x="16.113cm" svg:y="2.642cm">
          <draw:text-box>
            <text:p text:style-name="P23">Service<text:line-break/>requestor 1</text:p>
          </draw:text-box>
        </draw:frame>
        <draw:custom-shape draw:style-name="gr34" draw:text-style-name="P21" xml:id="id38" draw:id="id38" draw:layer="layout" svg:width="4.319cm" svg:height="2.787cm" svg:x="9.889cm" svg:y="6.085cm">
          <text:p text:style-name="P20">SOAP-based<text:line-break/>API</text:p>
          <draw:enhanced-geometry svg:viewBox="0 0 21600 21600" draw:type="rectangle" draw:enhanced-path="M 0 0 L 21600 0 21600 21600 0 21600 0 0 Z N"/>
        </draw:custom-shape>
        <draw:frame draw:style-name="gr29" draw:text-style-name="P24" xml:id="id39" draw:id="id39" draw:layer="layout" svg:width="3.707cm" svg:height="1.673cm" svg:x="16.114cm" svg:y="6.643cm">
          <draw:text-box>
            <text:p text:style-name="P23">Service<text:line-break/>requestor 2</text:p>
          </draw:text-box>
        </draw:frame>
        <draw:connector draw:style-name="gr10" draw:text-style-name="P22" draw:layer="layout" draw:type="line" svg:x1="16.114cm" svg:y1="7.479cm" svg:x2="14.208cm" svg:y2="7.478cm" draw:start-shape="id39" draw:start-glue-point="3" draw:end-shape="id38" draw:end-glue-point="1" svg:d="M16114 7479l-1906-1" svg:viewBox="0 0 1907 2">
          <text:p/>
        </draw:connector>
        <draw:connector draw:style-name="gr10" draw:text-style-name="P22" draw:layer="layout" draw:type="line" svg:x1="16.113cm" svg:y1="3.478cm" svg:x2="14.208cm" svg:y2="3.478cm" draw:start-shape="id40" draw:start-glue-point="3" draw:end-shape="id37" draw:end-glue-point="1" svg:d="M16113 3478h-1905" svg:viewBox="0 0 1906 1">
          <text:p/>
        </draw:connector>
        <draw:custom-shape draw:style-name="gr35" draw:text-style-name="P21" xml:id="id41" draw:id="id41" draw:layer="layout" svg:width="5.842cm" svg:height="2.667cm" svg:x="0.889cm" svg:y="13.319cm">
          <text:p text:style-name="P20">Service<text:line-break/>candidate<text:line-break/>identification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1" xml:id="id42" draw:id="id42" draw:layer="layout" svg:width="5.842cm" svg:height="2.667cm" svg:x="7.89cm" svg:y="13.319cm">
          <text:p text:style-name="P20">Service design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1" xml:id="id43" draw:id="id43" draw:layer="layout" svg:width="5.842cm" svg:height="2.667cm" svg:x="14.891cm" svg:y="13.319cm">
          <text:p text:style-name="P20">Service<text:line-break/>implementation<text:line-break/>and deployment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1" xml:id="id46" draw:id="id46" draw:layer="layout" svg:width="5.842cm" svg:height="2.667cm" svg:x="0.89cm" svg:y="18.319cm">
          <text:p text:style-name="P20">Service<text:line-break/>requirement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1" xml:id="id45" draw:id="id45" draw:layer="layout" svg:width="5.842cm" svg:height="2.667cm" svg:x="7.891cm" svg:y="18.319cm">
          <text:p text:style-name="P20">Service interface<text:line-break/>specificatio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1" xml:id="id44" draw:id="id44" draw:layer="layout" svg:width="5.842cm" svg:height="2.667cm" svg:x="14.892cm" svg:y="18.319cm">
          <text:p text:style-name="P20">Validated and<text:line-break/>deployed servic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2" draw:layer="layout" draw:type="line" svg:x1="6.731cm" svg:y1="14.652cm" svg:x2="7.89cm" svg:y2="14.652cm" draw:start-shape="id41" draw:start-glue-point="1" draw:end-shape="id42" svg:d="M6731 14652h1159" svg:viewBox="0 0 1160 1">
          <text:p/>
        </draw:connector>
        <draw:connector draw:style-name="gr10" draw:text-style-name="P22" draw:layer="layout" draw:type="line" svg:x1="13.732cm" svg:y1="14.652cm" svg:x2="14.891cm" svg:y2="14.652cm" draw:start-shape="id42" draw:start-glue-point="1" draw:end-shape="id43" svg:d="M13732 14652h1159" svg:viewBox="0 0 1160 1">
          <text:p/>
        </draw:connector>
        <draw:connector draw:style-name="gr10" draw:text-style-name="P22" draw:layer="layout" draw:type="line" svg:x1="17.812cm" svg:y1="15.986cm" svg:x2="17.813cm" svg:y2="18.319cm" draw:start-shape="id43" draw:start-glue-point="2" draw:end-shape="id44" draw:end-glue-point="0" svg:d="M17812 15986l1 2333" svg:viewBox="0 0 2 2334">
          <text:p/>
        </draw:connector>
        <draw:connector draw:style-name="gr10" draw:text-style-name="P22" draw:layer="layout" draw:type="line" svg:x1="10.811cm" svg:y1="15.986cm" svg:x2="10.812cm" svg:y2="18.319cm" draw:start-shape="id42" draw:start-glue-point="2" draw:end-shape="id45" svg:d="M10811 15986l1 2333" svg:viewBox="0 0 2 2334">
          <text:p/>
        </draw:connector>
        <draw:connector draw:style-name="gr10" draw:text-style-name="P22" draw:layer="layout" draw:type="line" svg:x1="3.81cm" svg:y1="15.986cm" svg:x2="3.811cm" svg:y2="18.319cm" draw:start-shape="id41" draw:start-glue-point="2" draw:end-shape="id46" draw:end-glue-point="0" svg:d="M3810 15986l1 2333" svg:viewBox="0 0 2 2334">
          <text:p/>
        </draw:connector>
      </draw:page>
      <draw:page draw:name="page5" draw:style-name="dp1" draw:master-page-name="Default">
        <draw:custom-shape draw:style-name="gr37" draw:text-style-name="P21" xml:id="id47" draw:id="id47" draw:layer="layout" svg:width="1.016cm" svg:height="1.016cm" svg:x="-2.476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xml:id="id48" draw:id="id48" draw:layer="layout" svg:width="3.564cm" svg:height="1.905cm" svg:x="0.056cm" svg:y="5.091cm">
          <text:p text:style-name="P20">Book<text:line-break/>flights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1" xml:id="id49" draw:id="id49" draw:layer="layout" svg:width="3.564cm" svg:height="1.905cm" svg:x="5.057cm" svg:y="5.091cm">
          <draw:glue-point draw:id="4" svg:x="-1.416cm" svg:y="4.86cm"/>
          <draw:glue-point draw:id="5" svg:x="1.077cm" svg:y="4.86cm"/>
          <text:p text:style-name="P20">Book<text:line-break/>hotel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1" xml:id="id50" draw:id="id50" draw:layer="layout" svg:width="3.564cm" svg:height="1.905cm" svg:x="10.058cm" svg:y="5.091cm">
          <text:p text:style-name="P20">Arrange<text:line-break/>car or taxi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1" xml:id="id51" draw:id="id51" draw:layer="layout" svg:width="3.564cm" svg:height="1.905cm" svg:x="15.059cm" svg:y="5.091cm">
          <draw:glue-point draw:id="4" svg:x="-1.329cm" svg:y="4.86cm"/>
          <draw:glue-point draw:id="5" svg:x="1.164cm" svg:y="4.86cm"/>
          <text:p text:style-name="P20">Browse</text:p>
          <text:p text:style-name="P20">attractions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1" xml:id="id52" draw:id="id52" draw:layer="layout" svg:width="3.564cm" svg:height="1.905cm" svg:x="20.06cm" svg:y="5.091cm">
          <text:p text:style-name="P20">Book</text:p>
          <text:p text:style-name="P20">attractions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1" xml:id="id53" draw:id="id53" draw:layer="layout" svg:width="1.016cm" svg:height="1.016cm" svg:x="25.025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25" draw:layer="layout" draw:type="line" svg:x1="-1.46cm" svg:y1="6.043cm" svg:x2="0.056cm" svg:y2="6.043cm" draw:start-shape="id47" draw:start-glue-point="10" draw:end-shape="id48" draw:end-glue-point="3" svg:d="M-1460 6043h1516" svg:viewBox="0 0 1517 1">
          <text:p/>
        </draw:connector>
        <draw:connector draw:style-name="gr30" draw:text-style-name="P25" draw:layer="layout" draw:type="line" svg:x1="3.62cm" svg:y1="6.043cm" svg:x2="5.057cm" svg:y2="6.043cm" draw:start-shape="id48" draw:start-glue-point="1" draw:end-shape="id49" draw:end-glue-point="3" svg:d="M3620 6043h1437" svg:viewBox="0 0 1438 1">
          <text:p/>
        </draw:connector>
        <draw:connector draw:style-name="gr30" draw:text-style-name="P25" draw:layer="layout" draw:type="line" svg:x1="8.621cm" svg:y1="6.043cm" svg:x2="10.058cm" svg:y2="6.043cm" draw:start-shape="id49" draw:start-glue-point="1" draw:end-shape="id50" draw:end-glue-point="3" svg:d="M8621 6043h1437" svg:viewBox="0 0 1438 1">
          <text:p/>
        </draw:connector>
        <draw:connector draw:style-name="gr30" draw:text-style-name="P25" draw:layer="layout" draw:type="line" svg:x1="13.622cm" svg:y1="6.043cm" svg:x2="15.059cm" svg:y2="6.043cm" draw:start-shape="id50" draw:start-glue-point="1" draw:end-shape="id51" draw:end-glue-point="3" svg:d="M13622 6043h1437" svg:viewBox="0 0 1438 1">
          <text:p/>
        </draw:connector>
        <draw:connector draw:style-name="gr30" draw:text-style-name="P25" draw:layer="layout" draw:type="line" svg:x1="18.623cm" svg:y1="6.043cm" svg:x2="20.06cm" svg:y2="6.043cm" draw:start-shape="id51" draw:start-glue-point="1" draw:end-shape="id52" draw:end-glue-point="3" svg:d="M18623 6043h1437" svg:viewBox="0 0 1438 1">
          <text:p/>
        </draw:connector>
        <draw:connector draw:style-name="gr30" draw:text-style-name="P25" draw:layer="layout" draw:type="line" svg:x1="23.624cm" svg:y1="6.043cm" svg:x2="25.025cm" svg:y2="6.043cm" draw:start-shape="id52" draw:start-glue-point="1" draw:end-shape="id53" draw:end-glue-point="6" svg:d="M23624 6043h1401" svg:viewBox="0 0 1402 1">
          <text:p/>
        </draw:connector>
        <draw:connector draw:style-name="gr39" draw:text-style-name="P25" draw:layer="layout" draw:line-skew="0.448cm" svg:x1="1.838cm" svg:y1="6.996cm" svg:x2="6.335cm" svg:y2="6.968cm" draw:start-shape="id48" draw:start-glue-point="2" draw:end-shape="id49" draw:end-glue-point="4" svg:d="M1838 6996v989h4497v-1017" svg:viewBox="0 0 4498 1018">
          <text:p/>
        </draw:connector>
        <draw:connector draw:style-name="gr39" draw:text-style-name="P25" draw:layer="layout" draw:line-skew="0.448cm" svg:x1="1.838cm" svg:y1="6.996cm" svg:x2="11.84cm" svg:y2="6.996cm" draw:start-shape="id48" draw:start-glue-point="2" draw:end-shape="id50" draw:end-glue-point="2" svg:d="M1838 6996v989h10002v-989" svg:viewBox="0 0 10003 990">
          <text:p/>
        </draw:connector>
        <draw:connector draw:style-name="gr39" draw:text-style-name="P25" draw:layer="layout" draw:line-skew="0.956cm" svg:x1="7.222cm" svg:y1="6.968cm" svg:x2="16.368cm" svg:y2="6.968cm" draw:start-shape="id49" draw:start-glue-point="5" draw:end-shape="id51" draw:end-glue-point="4" svg:d="M7222 6968v1525h9146v-1525" svg:viewBox="0 0 9147 1526">
          <text:p/>
        </draw:connector>
        <draw:connector draw:style-name="gr39" draw:text-style-name="P25" draw:layer="layout" draw:line-skew="0.448cm" svg:x1="17.255cm" svg:y1="6.968cm" svg:x2="21.842cm" svg:y2="6.996cm" draw:start-shape="id51" draw:start-glue-point="5" draw:end-shape="id52" draw:end-glue-point="2" svg:d="M17255 6968v1017h4587v-989" svg:viewBox="0 0 4588 1018">
          <text:p/>
        </draw:connector>
        <draw:frame draw:style-name="gr29" draw:text-style-name="P26" draw:layer="layout" svg:width="5.184cm" svg:height="1.673cm" svg:x="0.762cm" svg:y="8.193cm">
          <draw:text-box>
            <text:p text:style-name="P20">Arrival/departure<text:line-break/>dates/times</text:p>
          </draw:text-box>
        </draw:frame>
        <draw:frame draw:style-name="gr29" draw:text-style-name="P26" draw:layer="layout" svg:width="4.337cm" svg:height="0.962cm" svg:x="11.362cm" svg:y="8.594cm">
          <draw:text-box>
            <text:p text:style-name="P20">Hotel location</text:p>
          </draw:text-box>
        </draw:frame>
        <draw:frame draw:style-name="gr29" draw:text-style-name="P26" draw:layer="layout" svg:width="5.679cm" svg:height="0.962cm" svg:x="17.363cm" svg:y="8.094cm">
          <draw:text-box>
            <text:p text:style-name="P20">Dates/preferences</text:p>
          </draw:text-box>
        </draw:frame>
        <draw:custom-shape draw:style-name="gr40" draw:text-style-name="P21" xml:id="id54" draw:id="id54" draw:layer="layout" svg:width="4.118cm" svg:height="2.387cm" svg:x="0.057cm" svg:y="13.091cm">
          <text:p text:style-name="P20">Formulate<text:line-break/>outline<text:line-break/>workflow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xml:id="id55" draw:id="id55" draw:layer="layout" svg:width="4.118cm" svg:height="2.387cm" svg:x="5.058cm" svg:y="13.091cm">
          <text:p text:style-name="P20">Discover<text:line-break/>services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xml:id="id58" draw:id="id58" draw:layer="layout" svg:width="4.118cm" svg:height="2.387cm" svg:x="10.059cm" svg:y="13.091cm">
          <text:p text:style-name="P20">Select<text:line-break/>services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xml:id="id60" draw:id="id60" draw:layer="layout" svg:width="4.118cm" svg:height="2.387cm" svg:x="15.06cm" svg:y="13.091cm">
          <text:p text:style-name="P20">Refine<text:line-break/>workflow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xml:id="id62" draw:id="id62" draw:layer="layout" svg:width="4.118cm" svg:height="2.387cm" svg:x="20.061cm" svg:y="13.091cm">
          <text:p text:style-name="P20">Create<text:line-break/>workflow<text:line-break/>program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xml:id="id64" draw:id="id64" draw:layer="layout" svg:width="4.118cm" svg:height="2.387cm" svg:x="25.062cm" svg:y="13.091cm">
          <text:p text:style-name="P20">Test</text:p>
          <text:p text:style-name="P20">service</text:p>
          <draw:enhanced-geometry svg:viewBox="0 0 21600 21600" draw:path-stretchpoint-x="10800" draw:path-stretchpoint-y="10800" draw:text-areas="?f3 ?f4 ?f5 ?f6" draw:type="round-rectangle" draw:modifiers="8104.04797601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xml:id="id56" draw:id="id56" draw:layer="layout" svg:width="4.118cm" svg:height="1.816cm" svg:x="0.058cm" svg:y="17.091cm">
          <text:p text:style-name="P20">Workflow<text:line-break/>desig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xml:id="id57" draw:id="id57" draw:layer="layout" svg:width="4.118cm" svg:height="1.816cm" svg:x="5.059cm" svg:y="17.091cm">
          <text:p text:style-name="P20">Service list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xml:id="id59" draw:id="id59" draw:layer="layout" svg:width="4.118cm" svg:height="1.816cm" svg:x="10.06cm" svg:y="17.091cm">
          <text:p text:style-name="P20">Service<text:line-break/>specifications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xml:id="id61" draw:id="id61" draw:layer="layout" svg:width="4.118cm" svg:height="1.816cm" svg:x="15.061cm" svg:y="17.091cm">
          <text:p text:style-name="P20">Workflow<text:line-break/>design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xml:id="id63" draw:id="id63" draw:layer="layout" svg:width="4.118cm" svg:height="1.816cm" svg:x="20.062cm" svg:y="17.091cm">
          <text:p text:style-name="P20">Executable<text:line-break/>workflow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xml:id="id65" draw:id="id65" draw:layer="layout" svg:width="4.118cm" svg:height="1.816cm" svg:x="25.063cm" svg:y="17.091cm">
          <text:p text:style-name="P20">Deployable</text:p>
          <text:p text:style-name="P20">service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25" draw:layer="layout" draw:type="line" svg:x1="4.175cm" svg:y1="14.284cm" svg:x2="5.058cm" svg:y2="14.284cm" draw:start-shape="id54" draw:start-glue-point="1" draw:end-shape="id55" draw:end-glue-point="3" svg:d="M4175 14284h883" svg:viewBox="0 0 884 1">
          <text:p/>
        </draw:connector>
        <draw:connector draw:style-name="gr30" draw:text-style-name="P25" draw:layer="layout" draw:type="line" svg:x1="2.116cm" svg:y1="15.478cm" svg:x2="2.117cm" svg:y2="17.091cm" draw:start-shape="id54" draw:start-glue-point="2" draw:end-shape="id56" draw:end-glue-point="0" svg:d="M2116 15478l1 1613" svg:viewBox="0 0 2 1614">
          <text:p/>
        </draw:connector>
        <draw:connector draw:style-name="gr30" draw:text-style-name="P25" draw:layer="layout" draw:type="line" svg:x1="7.117cm" svg:y1="15.478cm" svg:x2="7.118cm" svg:y2="17.091cm" draw:start-shape="id55" draw:start-glue-point="2" draw:end-shape="id57" draw:end-glue-point="0" svg:d="M7117 15478l1 1613" svg:viewBox="0 0 2 1614">
          <text:p/>
        </draw:connector>
        <draw:connector draw:style-name="gr30" draw:text-style-name="P25" draw:layer="layout" draw:type="line" svg:x1="9.176cm" svg:y1="14.284cm" svg:x2="10.059cm" svg:y2="14.284cm" draw:start-shape="id55" draw:start-glue-point="1" draw:end-shape="id58" draw:end-glue-point="3" svg:d="M9176 14284h883" svg:viewBox="0 0 884 1">
          <text:p/>
        </draw:connector>
        <draw:connector draw:style-name="gr30" draw:text-style-name="P25" draw:layer="layout" draw:type="line" svg:x1="12.118cm" svg:y1="15.478cm" svg:x2="12.119cm" svg:y2="17.091cm" draw:start-shape="id58" draw:start-glue-point="2" draw:end-shape="id59" draw:end-glue-point="0" svg:d="M12118 15478l1 1613" svg:viewBox="0 0 2 1614">
          <text:p/>
        </draw:connector>
        <draw:connector draw:style-name="gr30" draw:text-style-name="P25" draw:layer="layout" draw:type="line" svg:x1="14.177cm" svg:y1="14.284cm" svg:x2="15.06cm" svg:y2="14.284cm" draw:start-shape="id58" draw:start-glue-point="1" draw:end-shape="id60" draw:end-glue-point="3" svg:d="M14177 14284h883" svg:viewBox="0 0 884 1">
          <text:p/>
        </draw:connector>
        <draw:connector draw:style-name="gr30" draw:text-style-name="P25" draw:layer="layout" draw:type="line" svg:x1="17.119cm" svg:y1="15.478cm" svg:x2="17.12cm" svg:y2="17.091cm" draw:start-shape="id60" draw:start-glue-point="2" draw:end-shape="id61" draw:end-glue-point="0" svg:d="M17119 15478l1 1613" svg:viewBox="0 0 2 1614">
          <text:p/>
        </draw:connector>
        <draw:connector draw:style-name="gr30" draw:text-style-name="P25" draw:layer="layout" draw:type="line" svg:x1="19.178cm" svg:y1="14.284cm" svg:x2="20.061cm" svg:y2="14.284cm" draw:start-shape="id60" draw:start-glue-point="1" draw:end-shape="id62" draw:end-glue-point="3" svg:d="M19178 14284h883" svg:viewBox="0 0 884 1">
          <text:p/>
        </draw:connector>
        <draw:connector draw:style-name="gr30" draw:text-style-name="P25" draw:layer="layout" draw:type="line" svg:x1="22.12cm" svg:y1="15.478cm" svg:x2="22.121cm" svg:y2="17.091cm" draw:start-shape="id62" draw:start-glue-point="2" draw:end-shape="id63" draw:end-glue-point="0" svg:d="M22120 15478l1 1613" svg:viewBox="0 0 2 1614">
          <text:p/>
        </draw:connector>
        <draw:connector draw:style-name="gr30" draw:text-style-name="P25" draw:layer="layout" draw:type="line" svg:x1="24.179cm" svg:y1="14.284cm" svg:x2="25.062cm" svg:y2="14.284cm" draw:start-shape="id62" draw:start-glue-point="1" draw:end-shape="id64" draw:end-glue-point="3" svg:d="M24179 14284h883" svg:viewBox="0 0 884 1">
          <text:p/>
        </draw:connector>
        <draw:connector draw:style-name="gr30" draw:text-style-name="P25" draw:layer="layout" draw:type="line" svg:x1="27.121cm" svg:y1="15.478cm" svg:x2="27.122cm" svg:y2="17.091cm" draw:start-shape="id64" draw:start-glue-point="2" draw:end-shape="id65" draw:end-glue-point="0" svg:d="M27121 15478l1 1613" svg:viewBox="0 0 2 161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22:35:53.156679613</meta:creation-date>
    <meta:generator>LibreOffice/6.4.4.2$Linux_X86_64 LibreOffice_project/40$Build-2</meta:generator>
    <dc:date>2020-07-25T00:02:19.722090570</dc:date>
    <meta:editing-duration>PT4M8S</meta:editing-duration>
    <meta:editing-cycles>3</meta:editing-cycles>
    <meta:document-statistic meta:object-count="151"/>
  </office:meta>
</office:document-meta>
</file>